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 text:display="tru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  <style:text-properties style:font-name="FreeMono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tab-stops>
          <style:tab-stop style:position="0.053cm"/>
        </style:tab-stops>
        <style:background-image/>
      </style:paragraph-properties>
      <style:text-properties style:font-name="FreeMono"/>
    </style:style>
    <style:style style:name="P7" style:family="paragraph" style:parent-style-name="Heading_20_1">
      <style:paragraph-properties fo:margin-left="-1.251cm" fo:margin-right="0cm" fo:text-indent="0cm" style:auto-text-indent="false"/>
      <style:text-properties fo:font-size="24pt" style:font-size-asian="24pt" style:font-size-complex="24pt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FreeSans" fo:font-size="18pt" style:font-size-asian="18pt" style:font-size-complex="18pt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/>
    </style:style>
    <style:style style:name="P1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FreeSans" fo:font-size="20pt" style:font-size-asian="20pt" style:font-size-complex="20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Contents_20_1">
      <style:paragraph-properties>
        <style:tab-stops>
          <style:tab-stop style:position="16.565cm" style:type="right" style:leader-style="dotted" style:leader-text="."/>
        </style:tab-stops>
      </style:paragraph-properties>
    </style:style>
    <style:style style:name="P13" style:family="paragraph" style:parent-style-name="Standard" style:master-page-name="Convert_20_1">
      <style:paragraph-properties fo:margin-left="0cm" fo:margin-right="0cm" fo:text-align="center" style:justify-single-word="false" fo:text-indent="0cm" style:auto-text-indent="false"/>
      <style:text-properties fo:font-variant="small-caps" fo:font-size="18pt" fo:font-weight="bold" style:font-size-asian="18pt" style:font-weight-asian="bold" style:font-size-complex="18pt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#e6e6ff" fo:padding="0.101cm" fo:border="0.035cm solid #999999" style:shadow="none">
        <style:background-image/>
      </style:paragraph-properties>
      <style:text-properties style:font-name="FreeMono"/>
    </style:style>
    <style:style style:name="P20" style:family="paragraph" style:parent-style-name="Heading_20_1" style:master-page-name="Standard">
      <style:text-properties fo:font-size="24pt" style:font-size-asian="24pt" style:font-size-complex="24pt"/>
    </style:style>
    <style:style style:name="P21" style:family="paragraph" style:parent-style-name="Heading_20_1" style:master-page-name="Convert_20_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 text:is-list-header="true"/>
      <text:h text:style-name="P7" text:outline-level="1" text:is-list-header="true"/>
      <text:p text:style-name="P8"><text:line-break/></text:p>
      <text:p text:style-name="P10">Authorization and virtual organisations</text:p>
      <text:p text:style-name="P10">with Apache, SSL and GACL</text:p>
      <text:p text:style-name="P9"/>
      <text:p text:style-name="P9">Frederik Orellana</text:p>
      <text:p text:style-name="P9">Niels Bohr Institute</text:p>
      <text:p text:style-name="P9">Copenhagen University</text:p>
      <text:p text:style-name="P9">November 2008</text:p>
      <text:p text:style-name="P13">Contents</text:p>
      <text:p text:style-name="P2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376cm" style:leader-char=" " style:with-tab="false"/>
            <text:index-entry-tab-stop style:type="left" style:position="16.665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Body_20_Text_20_3"/>
            <text:index-source-style text:style-name="Title"/>
            <text:index-source-style text:style-name="EmptyHeading"/>
          </text:index-source-styles>
          <text:index-source-styles text:outline-level="2">
            <text:index-source-style text:style-name="NumPar_20_2"/>
          </text:index-source-styles>
        </text:table-of-content-source>
        <text:index-body>
          <text:p text:style-name="P12"><text:a xlink:type="simple" xlink:href="#1.Introduction|outline">1 Introduction<text:tab/>3</text:a></text:p>
          <text:p text:style-name="P12"><text:a xlink:type="simple" xlink:href="#2.Supported GACL elements|outline">2 Supported GACL elements<text:tab/>3</text:a></text:p>
          <text:p text:style-name="P12"><text:a xlink:type="simple" xlink:href="#3.Virtual organisation caching|outline">3 Virtual organisation caching<text:tab/>4</text:a></text:p>
          <text:p text:style-name="P12"><text:a xlink:type="simple" xlink:href="#4.Apache configuration directives|outline">4 Apache configuration directives<text:tab/>5</text:a></text:p>
          <text:p text:style-name="P12"><text:a xlink:type="simple" xlink:href="#5.Implementation|outline">5 Implementation<text:tab/>6</text:a></text:p>
          <text:p text:style-name="P12"><text:a xlink:type="simple" xlink:href="#6.Bibliography|outline">6 Bibliography<text:tab/>6</text:a></text:p>
        </text:index-body>
      </text:table-of-content>
      <text:h text:style-name="P21" text:outline-level="1">Introduction</text:h>
      <text:p text:style-name="P2">In a previous paper [<text:reference-ref text:reference-format="text" text:ref-name="SECURITY">SECURITY</text:reference-ref>], the inherent problems of traditional grid security were discussed and a simpler model was proposed. In the present paper we describe a first step towards realising this model, namely an implementation of GACL authorisation [<text:reference-ref text:reference-format="text" text:ref-name="GACL">GACL</text:reference-ref>] that works with newer versions of Apache and OpenSSL. Concretely, we have written a new Apache module called mod_gacl, which can be used together with the standard Apache modules mod_dav and mod_ssl to implement a file server that enforces GACL access control and is virtual organisation aware.</text:p>
      <text:h text:style-name="Heading_20_1" text:outline-level="1">Supported GACL elements</text:h>
      <text:p text:style-name="P3">mod_gacl implements only a subset of the full GACL specification [<text:reference-ref text:reference-format="text" text:ref-name="GACL_SPEC">GACL_SPEC</text:reference-ref>]:</text:p>
      <text:list text:style-name="L1">
        <text:list-item>
          <text:p text:style-name="P14">VOMS directives are not supported,</text:p>
        </text:list-item>
        <text:list-item>
          <text:p text:style-name="P14">only directory permissions are supported, i.e. only “.gacl” files are parsed - any files of the form “.gacl-my_file” are ignored,</text:p>
        </text:list-item>
        <text:list-item>
          <text:p text:style-name="P14">only the following actions are supported: <text:s/>read, list, write, admin – these are mapped on the HTTP/WebDav <text:s/>methods GET, PROPFIND, PUT/MKCOL.</text:p>
        </text:list-item>
      </text:list>
      <text:p text:style-name="P3">For reference we now summarise the supported subset of GACL:</text:p>
      <text:p text:style-name="P3">The general form of a “.gacl” file is:<text:line-break/><text:span text:style-name="T2"> <text:s text:c="3"/></text:span></text:p>
      <text:p text:style-name="P5">&lt;gacl&gt;</text:p>
      <text:p text:style-name="P6"><text:s text:c="4"/>&lt;entry&gt;</text:p>
      <text:p text:style-name="P5"><text:s text:c="8"/>[WHO block]</text:p>
      <text:p text:style-name="P5"><text:s text:c="8"/>[WHAT block]</text:p>
      <text:p text:style-name="P5"><text:s text:c="4"/>&lt;/entry&gt;</text:p>
      <text:p text:style-name="P5"><text:s text:c="4"/>...</text:p>
      <text:p text:style-name="P5">&lt;/gacl&gt;</text:p>
      <text:p text:style-name="P2"/>
      <text:p text:style-name="P2">The WHO block must be in one of the following three forms:</text:p>
      <text:p text:style-name="P2"/>
      <text:p text:style-name="P5">&lt;any-user&gt;</text:p>
      <text:p text:style-name="P5">&lt;/any-user&gt;</text:p>
      <text:p text:style-name="P2"/>
      <text:p text:style-name="P5">&lt;person&gt;</text:p>
      <text:p text:style-name="P5"><text:s text:c="4"/>&lt;dn&gt;/O=Grid/O=My Organisation/CN=Some User&lt;/dn&gt;</text:p>
      <text:p text:style-name="P5">&lt;/person&gt;</text:p>
      <text:p text:style-name="P2"/>
      <text:p text:style-name="P5">&lt;dn-list&gt;</text:p>
      <text:p text:style-name="P5"><text:s text:c="4"/>&lt;url&gt;https://my.server.com/my_vo.txt&lt;/url&gt;</text:p>
      <text:p text:style-name="P5">&lt;/dn-list&gt;</text:p>
      <text:p text:style-name="P3">The WHAT block must have the following form:<text:line-break/></text:p>
      <text:p text:style-name="P5">&lt;allow&gt;[ALLOW/DENY block]&lt;/allow&gt; </text:p>
      <text:p text:style-name="P5">&lt;deny&gt;[ALLOW/DENY block]&lt;/deny&gt;</text:p>
      <text:p text:style-name="P2"/>
      <text:p text:style-name="P3">where the ALLOW/DENY block must consist of one or several of the elements:<text:line-break/></text:p>
      <text:p text:style-name="P5">&lt;read/&gt;&lt;list/&gt;&lt;write/&gt;&lt;/admin&gt;</text:p>
      <text:p text:style-name="P2"/>
      <text:h text:style-name="P11" text:outline-level="1">Virtual organisation caching</text:h>
      <text:p text:style-name="P3">When a HTTP request is made in a directory with a “.gacl” file containg <text:span text:style-name="T2">dn-list</text:span> elements, mod_gacl reads the text files from the URLs and caches the content by creating a file “.gacl_vo”. This file is a GACL file containing a WHO block with lists of <text:span text:style-name="T2">person</text:span> entries, each list accompanied by the same WHAT block as that accompanying the <text:s/><text:span text:style-name="T2">dn-list</text:span> used to generate the list of persons.</text:p>
      <text:p text:style-name="P3">If, for example a “.gacl” file reads</text:p>
      <text:p text:style-name="P17"><text:s text:c="4"/></text:p>
      <text:p text:style-name="P5">&lt;gacl&gt;</text:p>
      <text:p text:style-name="P6"><text:s text:c="4"/>&lt;entry&gt;</text:p>
      <text:p text:style-name="P5"><text:span text:style-name="T2"><text:s text:c="8"/></text:span><text:span text:style-name="T2">&lt;dn-list&gt;</text:span></text:p>
      <text:p text:style-name="P5"><text:s text:c="12"/>&lt;url&gt;https://my.server.com/my_vo.txt&lt;/url&gt;</text:p>
      <text:p text:style-name="P5"><text:s text:c="8"/>&lt;/dn-list&gt;</text:p>
      <text:p text:style-name="P5"><text:span text:style-name="T2"><text:s text:c="8"/></text:span><text:span text:style-name="T2">&lt;allow&gt;&lt;read/&gt;&lt;/allow&gt;</text:span></text:p>
      <text:p text:style-name="P5"><text:s text:c="4"/>&lt;/entry&gt;</text:p>
      <text:p text:style-name="P5">&lt;/gacl&gt;</text:p>
      <text:p text:style-name="P2"/>
      <text:p text:style-name="P2">and <text:s/><text:a xlink:type="simple" xlink:href="https://my.server.com/my_vo.txt">https://my.server.com/my_vo.txt</text:a> reads</text:p>
      <text:p text:style-name="P5">/O=Grid/O=My Organisation/CN=Some User 1</text:p>
      <text:p text:style-name="P5">/O=Grid/O=My Organisation/CN=Some User 2</text:p>
      <text:p text:style-name="P3"/>
      <text:p text:style-name="P3">Then, the “.gacl_vo” file generated by mod_gacl will read</text:p>
      <text:p text:style-name="P17"><text:s text:c="4"/></text:p>
      <text:p text:style-name="P5">&lt;gacl&gt;</text:p>
      <text:p text:style-name="P6"><text:s text:c="4"/>&lt;entry&gt;</text:p>
      <text:p text:style-name="P5"><text:span text:style-name="T2"><text:s text:c="8"/></text:span><text:span text:style-name="T2">&lt;person&gt;</text:span></text:p>
      <text:p text:style-name="P5"><text:s text:c="12"/>&lt;dn&gt;/O=Grid/O=My Organisation/CN=Some User 1&lt;/dn&gt;</text:p>
      <text:p text:style-name="P5"><text:s text:c="8"/>&lt;/person&gt;</text:p>
      <text:p text:style-name="P5"><text:span text:style-name="T2"><text:s text:c="8"/></text:span><text:span text:style-name="T2">&lt;allow&gt;&lt;read/&gt;&lt;/allow&gt;</text:span></text:p>
      <text:p text:style-name="P5"><text:s text:c="4"/>&lt;/entry&gt;</text:p>
      <text:p text:style-name="P6"><text:s text:c="4"/>&lt;entry&gt;</text:p>
      <text:p text:style-name="P5"><text:span text:style-name="T2"><text:s text:c="8"/></text:span><text:span text:style-name="T2">&lt;person&gt;</text:span></text:p>
      <text:p text:style-name="P5"><text:s text:c="12"/>&lt;dn&gt;/O=Grid/O=My Organisation/CN=Some User 2&lt;/dn&gt;</text:p>
      <text:p text:style-name="P5"><text:s text:c="8"/>&lt;/person&gt;</text:p>
      <text:p text:style-name="P5"><text:span text:style-name="T2"><text:s text:c="8"/></text:span><text:span text:style-name="T2">&lt;allow&gt;&lt;read/&gt;&lt;/allow&gt;</text:span></text:p>
      <text:p text:style-name="P5"><text:s text:c="4"/>&lt;/entry&gt;</text:p>
      <text:p text:style-name="P5">&lt;/gacl&gt;</text:p>
      <text:p text:style-name="P3"/>
      <text:p text:style-name="P3">If a“.gacl_vo” file is newer than a configurable time-out, it is read, parsed and honoured just like the “.gacl” file. If it is older than the time-out, it is attempted regenerated from the URL(s).</text:p>
      <text:h text:style-name="Heading_20_1" text:outline-level="1">Apache configuration directives</text:h>
      <text:p text:style-name="P3">mod_gacl is configured like any other Apache modules through directives given in an Apache configuration file. mod_gacl implements support for the following directives:<text:line-break/></text:p>
      <text:p text:style-name="P3"><text:s/><text:span text:style-name="T4">DefaultPermission</text:span> <text:s/>[permission string]</text:p>
      <text:p text:style-name="P2"><text:s text:c="4"/>Specifies default permission for directories with no “.gacl” file.</text:p>
      <text:p text:style-name="P2"><text:s text:c="4"/>Must be one of none, read, exec, list, write, admin.</text:p>
      <text:p text:style-name="P2"><text:s text:c="4"/>Notice: it also seems to affect directory listings: if set to none</text:p>
      <text:p text:style-name="P2"><text:s text:c="4"/>listings are not allowed - even by DNs allowed in the “.gacl” file.</text:p>
      <text:p text:style-name="P2"/>
      <text:p text:style-name="P2"><text:s/><text:span text:style-name="T4">GACLRoot</text:span> <text:s/>[path]</text:p>
      <text:p text:style-name="P2"><text:s text:c="4"/>Specifies alternative path to use when checking for “.gacl” files.</text:p>
      <text:p text:style-name="P2"><text:s text:c="4"/>If given, e.g. the request https://my.server/some/dir/file.txt</text:p>
      <text:p text:style-name="P2"><text:s text:c="4"/>will cause mod_gacl to consult GACLRoot/some/dir/.gacl for permissions.</text:p>
      <text:p text:style-name="P2"><text:s text:c="4"/>If not given, ServerRoot/some/dir/.gacl will be consulted.</text:p>
      <text:p text:style-name="P2"/>
      <text:p text:style-name="P2"><text:s/><text:span text:style-name="T4">VOTimeoutSeconds</text:span> <text:s/>[seconds]</text:p>
      <text:p text:style-name="P2"><text:s text:c="5"/>Number of seconds to cache dn-lists.</text:p>
      <text:p text:style-name="P2"/>
      <text:p text:style-name="P2"><text:s/><text:span text:style-name="T4">AuthScriptFile</text:span> <text:s/>[path to the program]</text:p>
      <text:p text:style-name="P2"><text:s text:c="5"/>Specifies the program that caches the dn-lists (virtual organizations)</text:p>
      <text:p text:style-name="P2"><text:s text:c="5"/>given in the .gacl files. This path should be an absolute path or relative to the ServerRoot.</text:p>
      <text:p text:style-name="P2">The directives given below are implemented by standard Apache modules, but are understood by mod_gacl and are <text:span text:style-name="T1">mandatory</text:span>. AuthType must be set to "Basic". AuthName can be provided to prompt a browser dialog.</text:p>
      <text:p text:style-name="P2"><text:s/><text:span text:style-name="T4">AuthType</text:span><text:tab/> <text:s/>Basic</text:p>
      <text:p text:style-name="P2"><text:s/><text:span text:style-name="T4">AuthName</text:span><text:tab/> <text:s/>"authentication realm"</text:p>
      <text:p text:style-name="P2"><text:s/><text:span text:style-name="T4">Require</text:span><text:tab/> <text:s/>valid-user</text:p>
      <text:h text:style-name="Heading_20_1" text:outline-level="1">Implementation</text:h>
      <text:p text:style-name="P2">mod_gacl is an <text:span text:style-name="T3"><text:s/>Apache-2 only module, </text:span>implemented in plain c, making heavy use of the examples in the <text:span text:style-name="T3">The Apache Modules Book [</text:span><text:span text:style-name="T3"><text:reference-ref text:reference-format="text" text:ref-name="GACL">GACL</text:reference-ref></text:span><text:span text:style-name="T3">] and moreover directly using the GACL library [</text:span><text:span text:style-name="T3"><text:reference-ref text:reference-format="text" text:ref-name="GACL">GACL</text:reference-ref></text:span><text:span text:style-name="T3">] for parsing “.gacl” files.</text:span></text:p>
      <text:h text:style-name="Heading_20_1" text:outline-level="1">Bibliography</text:h>
      <text:p text:style-name="P2"><text:reference-mark-start text:name="SECURITY"/>SECURITY<text:reference-mark-end text:name="SECURITY"/>, Frederik Orellana, Christian Ulrik Søttrup, Anders Wäänänen, Daniel Kalici and Michael Grønager, “The case for a simpler security model in grid computing”, <text:span text:style-name="T1">in preparation</text:span></text:p>
      <text:p text:style-name="P3"><text:reference-mark-start text:name="GACL"/><text:span text:style-name="T3">GACL</text:span><text:reference-mark-end text:name="GACL"/><text:span text:style-name="T3">, Andrew McNab, “Grid-based access control for Unix environments, Filesystems and Web Sites”, Talk from the 2003 Computing in High Energy and Nuclear Physics (CHEP03), La Jolla, Ca, USA, March 2003, 3 pages, </text:span><text:a xlink:type="simple" xlink:href="http://arxiv.org/abs/cs.DC/0306030"><text:span text:style-name="T3">http://arxiv.org/abs/cs.DC/0306030</text:span></text:a></text:p>
      <text:p text:style-name="P3"><text:reference-mark-start text:name="GACL_SPEC"/><text:span text:style-name="T3">GACL_SPEC</text:span><text:reference-mark-end text:name="GACL_SPEC"/><text:span text:style-name="T3">, Andrew McNab, GACL specification, <text:s/></text:span><text:a xlink:type="simple" xlink:href="http://www.gridpp.ac.uk/authz/gacl/notes-0.1.5.html"><text:span text:style-name="T3">http://www.gridpp.ac.uk/authz/gacl/notes-0.1.5.html</text:span></text:a><text:span text:style-name="T3">. See also </text:span><text:a xlink:type="simple" xlink:href="http://www.nordugrid.org/documents/gacl_mini_howto.html"><text:span text:style-name="T3">http://www.nordugrid.org/documents/gacl_mini_howto.html</text:span></text:a></text:p>
      <text:p text:style-name="P4"><text:reference-mark-start text:name="MODULES"/>MODULES<text:reference-mark-end text:name="MODULES"/>, Nick Kew, “The Apache Modules Book: Application Development with Apache”, Prentice Hall PTR, 2007, ISBN 0132409674, 9780132409674,</text:p>
      <text:p text:style-name="P4"><text:a xlink:type="simple" xlink:href="http://books.google.com/books?id=HTo_AmTpQPMC&amp;printsec=frontcover">http://books.google.com/books?id=HTo_AmTpQPMC&amp;printsec=frontcover</text:a></text:p>
      <text:p text:style-name="P18"/>
      <text:p text:style-name="P3"/>
      <text:p text:style-name="P1"><text:bookmark-start text:name="_PictureBullets"/><draw:frame draw:style-name="fr1" draw:name="graphics1" text:anchor-type="as-char" svg:width="0.397cm" svg:height="0.397cm" draw:z-index="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umberland AMT" svg:font-family="'Cumberland AMT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Albany AMT1" svg:font-family="'Albany AMT'" style:font-family-generic="system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align="justify" style:justify-single-word="false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-3.175cm" fo:margin-right="0cm" fo:margin-top="0.423cm" fo:margin-bottom="0.106cm" fo:text-align="justify" style:justify-single-word="false" fo:text-indent="0cm" style:auto-text-indent="false" fo:keep-with-next="always" text:number-lines="false" text:line-number="0">
        <style:tab-stops/>
      </style:paragraph-properties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-1.219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8cm" style:type="center"/>
          <style:tab-stop style:position="17.5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508cm" fo:text-indent="0cm" style:auto-text-indent="false" text:number-lines="true" text:line-number="0">
        <style:tab-stops>
          <style:tab-stop style:position="1.376cm"/>
          <style:tab-stop style:position="16.665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501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501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.501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501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.501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.501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.501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variant="small-caps" fo:font-size="20pt" fo:font-weight="bold" style:letter-kerning="true" style:font-size-asian="20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.501cm" style:auto-text-indent="false"/>
    </style:style>
    <style:style style:name="Text_20_1" style:display-name="Text 1" style:family="paragraph" style:parent-style-name="Standard">
      <style:paragraph-properties fo:margin-left="0.85cm" fo:margin-right="0cm" fo:margin-top="0.212cm" fo:margin-bottom="0.423cm" fo:text-align="justify" style:justify-single-word="false" fo:text-indent="0.501cm" style:auto-text-indent="false"/>
      <style:text-properties style:font-size-complex="10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.423cm" fo:text-align="justify" style:justify-single-word="false" fo:keep-together="always" fo:text-indent="0.501cm" style:auto-text-indent="false"/>
      <style:text-properties fo:font-size="10pt" style:font-size-asian="10pt" style:font-size-complex="10pt"/>
    </style:style>
    <style:style style:name="NumPar_20_2" style:display-name="NumPar 2" style:family="paragraph" style:parent-style-name="Heading_20_2" style:next-style-name="Standard" style:list-style-name="WW8Num13">
      <style:paragraph-properties fo:margin-left="-2.325cm" fo:margin-right="0cm" fo:margin-top="0cm" fo:margin-bottom="0.423cm" fo:text-indent="0cm" style:auto-text-indent="false" fo:keep-with-next="auto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adiooptions" style:family="paragraph" style:parent-style-name="Standard">
      <style:paragraph-properties fo:margin-left="1.27cm" fo:margin-right="0cm" fo:text-indent="-1.27cm" style:auto-text-indent="false" fo:keep-with-next="always"/>
      <style:text-properties fo:font-size="10pt" style:font-size-asian="10pt"/>
    </style:style>
    <style:style style:name="Question" style:family="paragraph" style:parent-style-name="Standard">
      <style:paragraph-properties fo:margin-left="1cm" fo:margin-right="0cm" fo:margin-top="0.423cm" fo:margin-bottom="0.106cm" fo:text-indent="-1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radiobuttons" style:family="paragraph" style:parent-style-name="radiooptions">
      <style:text-properties fo:font-size="12pt" style:font-size-asian="12pt"/>
    </style:style>
    <style:style style:name="Symbols" style:family="paragraph" style:parent-style-name="radiobuttons">
      <style:text-properties fo:font-size="16pt" style:font-size-asian="16pt"/>
    </style:style>
    <style:style style:name="Spacer" style:family="paragraph" style:parent-style-name="Standard"/>
    <style:style style:name="Section" style:family="paragraph" style:parent-style-name="Question">
      <style:paragraph-properties fo:margin-top="0.635cm" fo:margin-bottom="0.212cm"/>
      <style:text-properties fo:font-size="16pt" style:font-size-asian="16pt"/>
    </style:style>
    <style:style style:name="radiooptionswbox" style:family="paragraph" style:parent-style-name="radiooptions">
      <style:paragraph-properties fo:margin-left="0cm" fo:margin-right="0cm" fo:margin-top="0.106cm" fo:margin-bottom="0cm" fo:text-indent="0cm" style:auto-text-indent="false"/>
    </style:style>
    <style:style style:name="radiobuttonswbox" style:family="paragraph" style:parent-style-name="radiobuttons">
      <style:paragraph-properties fo:margin-top="0.106cm" fo:margin-bottom="0cm"/>
    </style:style>
    <style:style style:name="divider" style:family="paragraph" style:parent-style-name="Spacer">
      <style:paragraph-properties fo:keep-with-next="always"/>
      <style:text-properties fo:font-size="6pt" style:font-size-asian="6pt"/>
    </style:style>
    <style:style style:name="List_20_Bullet" style:display-name="List Bullet" style:family="paragraph" style:parent-style-name="Standard" style:list-style-name="WW8Num16">
      <style:paragraph-properties fo:margin-left="0cm" fo:margin-right="0cm" fo:margin-top="0.212cm" fo:margin-bottom="0.423cm" fo:text-align="justify" style:justify-single-word="false" fo:text-indent="0cm" style:auto-text-indent="false"/>
      <style:text-properties style:font-size-complex="10pt"/>
    </style:style>
    <style:style style:name="Body_20_Text_20_3" style:display-name="Body Text 3" style:family="paragraph" style:parent-style-name="Standard">
      <style:paragraph-properties fo:margin-left="0cm" fo:margin-right="0.991cm" fo:hyphenation-ladder-count="no-limit" fo:text-indent="0.501cm" style:auto-text-indent="false" fo:padding-left="0.141cm" fo:padding-right="0cm" fo:padding-top="0.035cm" fo:padding-bottom="0.035cm" fo:border="0.018cm solid #000000">
        <style:tab-stops>
          <style:tab-stop style:position="15.24cm"/>
        </style:tab-stops>
      </style:paragraph-properties>
      <style:text-properties fo:font-variant="small-caps" fo:letter-spacing="-0.004cm" fo:font-weight="bold" style:font-weight-asian="bold" fo:hyphenate="false" fo:hyphenation-remain-char-count="2" fo:hyphenation-push-char-count="2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fo:text-align="center" style:justify-single-word="false" fo:keep-with-next="always"/>
      <style:text-properties fo:font-style="italic" style:font-style-asian="italic" style:font-size-complex="10pt"/>
    </style:style>
    <style:style style:name="Copies" style:family="paragraph" style:parent-style-name="Standard" style:next-style-name="Standard">
      <style:paragraph-properties fo:margin-left="3.501cm" fo:margin-right="0cm" fo:margin-top="0.847cm" fo:margin-bottom="0cm" fo:text-indent="-3.501cm" style:auto-text-indent="false">
        <style:tab-stops>
          <style:tab-stop style:position="1cm"/>
          <style:tab-stop style:position="1.499cm"/>
          <style:tab-stop style:position="6.5cm"/>
          <style:tab-stop style:position="7.751cm"/>
          <style:tab-stop style:position="8.5cm"/>
        </style:tab-stops>
      </style:paragraph-properties>
      <style:text-properties style:font-size-complex="10pt"/>
    </style:style>
    <style:style style:name="TableData" style:family="paragraph">
      <style:paragraph-properties fo:orphans="2" fo:widows="2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TableHead" style:family="paragraph">
      <style:paragraph-properties fo:text-align="center" style:justify-single-word="false" fo:orphans="2" fo:widows="2"/>
      <style:text-properties style:use-window-font-color="true" style:font-name="Arial" fo:font-size="16pt" fo:language="en" fo:country="GB" fo:font-weight="bold" style:letter-kerning="true" style:font-name-asian="Times New Roman" style:font-size-asian="16pt" style:font-weight-asian="bold" style:font-name-complex="Arial" style:font-size-complex="16pt" style:language-complex="ar" style:country-complex="SA"/>
    </style:style>
    <style:style style:name="Condenced" style:family="paragraph">
      <style:paragraph-properties fo:orphans="2" fo:widows="2"/>
      <style:text-properties style:use-window-font-color="true" style:font-name="Arial" fo:font-size="12pt" fo:letter-spacing="-0.035cm" fo:language="en" fo:country="GB" style:font-name-asian="Times New Roman" style:font-size-asian="12pt" style:font-name-complex="Arial" style:font-size-complex="12pt" style:language-complex="ar" style:country-complex="SA"/>
    </style:style>
    <style:style style:name="EmptyHeading" style:family="paragraph" style:parent-style-name="Heading_20_1">
      <style:paragraph-properties fo:margin-left="0cm" fo:margin-right="0cm" fo:text-indent="0cm" style:auto-text-indent="false"/>
    </style:style>
    <style:style style:name="CellTitle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weight="bold" style:font-weight-asian="bold"/>
    </style:style>
    <style:style style:name="CellContents" style:family="paragraph" style:parent-style-name="CellTitle">
      <style:text-properties fo:font-weight="normal" style:font-weight-asian="normal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/>
    <style:style style:name="_20_Char_20_Char1" style:display-name=" Char Char1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_20_Char_20_Char" style:display-name=" Char Char" style:family="text" style:parent-style-name="Default_20_Paragraph_20_Font">
      <style:text-properties fo:font-variant="small-caps" fo:font-size="12pt" fo:letter-spacing="-0.004cm" fo:language="en" fo:country="GB" fo:font-weight="bold" style:font-size-asian="12pt" style:font-weight-asian="bold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space-before="3.175cm" text:min-label-width="1.016cm"/>
      </text:outline-level-style>
      <text:outline-level-style text:level="3" style:num-format="1" text:display-levels="3">
        <style:list-level-properties text:space-before="1.27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space-before="3.175cm" text:min-label-width="1.016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7cm" fo:margin-right="1.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6cm" fo:page-height="29.693cm" style:num-format="1" style:print-orientation="portrait" fo:margin-top="1.27cm" fo:margin-bottom="1.27cm" fo:margin-left="1.931cm" fo:margin-right="2.009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6cm" fo:page-height="29.693cm" style:num-format="1" style:print-orientation="portrait" fo:margin-top="1.27cm" fo:margin-bottom="1.27cm" fo:margin-left="1.958cm" fo:margin-right="2.009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 xlink:href="../../../../../Pictures/draft.png" xlink:type="simple" xlink:actuate="onLoad" style:position="center center" style:repeat="no-repeat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2"/>
    <style:master-page style:name="HTML" style:page-layout-name="pm6"/>
    <style:master-page style:name="Footnote" style:page-layout-name="pm7"/>
    <style:master-page style:name="Endnote" style:page-layout-name="pm7"/>
    <style:master-page style:name="Convert_20_1" style:display-name="Convert 1" style:page-layout-name="pm8"/>
    <style:master-page style:name="Convert_20_2" style:display-name="Convert 2" style:page-layout-name="pm9" style:next-style-name="Convert_20_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Zoe Ketselidou</meta:initial-creator>
    <meta:creation-date>2006-08-18T01:33:00</meta:creation-date>
    <dc:date>2008-12-18T15:08:55</dc:date>
    <meta:print-date>2006-08-17T20:05:00</meta:print-date>
    <dc:language>en-US</dc:language>
    <meta:editing-cycles>1363</meta:editing-cycles>
    <meta:editing-duration>P7DT21H2M8S</meta:editing-duration>
    <meta:user-defined meta:name="Info 1"/>
    <meta:user-defined meta:name="Info 2"/>
    <meta:user-defined meta:name="Info 3"/>
    <meta:user-defined meta:name="Info 4"/>
    <meta:user-defined meta:name="_EmailSubject" meta:value-type="string">Reporting - Coord guidance notes draft v1</meta:user-defined>
    <meta:user-defined meta:name="_AuthorEmail" meta:value-type="string">Michalis.KETSELIDIS@cec.eu.int</meta:user-defined>
    <meta:user-defined meta:name="_AuthorEmailDisplayName" meta:value-type="string">KETSELIDIS Michalis (RELEX)</meta:user-defined>
    <meta:user-defined meta:name="_ReviewingToolsShownOnce" meta:value-type="string"/>
    <meta:user-defined meta:name="_PreviousAdHocReviewCycleID" meta:value-type="integer">-1752461228</meta:user-defined>
    <meta:user-defined meta:name="_AdHocReviewCycleID" meta:value-type="integer">941176465</meta:user-defined>
    <meta:document-statistic meta:table-count="0" meta:image-count="1" meta:object-count="0" meta:page-count="6" meta:paragraph-count="105" meta:word-count="854" meta:character-count="5523"/>
  </office:meta>
</office:document-meta>
</file>